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66in"/>
    </style:style>
    <style:style style:name="co2" style:family="table-column">
      <style:table-column-properties fo:break-before="auto" style:column-width="2.2681in"/>
    </style:style>
    <style:style style:name="co3" style:family="table-column">
      <style:table-column-properties fo:break-before="auto" style:column-width="1.7957in"/>
    </style:style>
    <style:style style:name="co4" style:family="table-column">
      <style:table-column-properties fo:break-before="auto" style:column-width="5.5752in"/>
    </style:style>
    <style:style style:name="co5" style:family="table-column">
      <style:table-column-properties fo:break-before="auto" style:column-width="0.5846in"/>
    </style:style>
    <style:style style:name="co6" style:family="table-column">
      <style:table-column-properties fo:break-before="auto" style:column-width="1.7945in"/>
    </style:style>
    <style:style style:name="co7" style:family="table-column">
      <style:table-column-properties fo:break-before="auto" style:column-width="1.84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6811in"/>
    </style:style>
    <style:style style:name="co10" style:family="table-column">
      <style:table-column-properties fo:break-before="auto" style:column-width="2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9"/>
        <table:table-column table:style-name="co5" table:default-cell-style-name="ce9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8" table:number-columns-repeated="1015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manual_category</text:p>
          </table:table-cell>
          <table:table-cell table:style-name="ce9" office:value-type="string" calcext:value-type="string">
            <text:p>subcategory</text:p>
          </table:table-cell>
          <table:table-cell office:value-type="string" calcext:value-type="string">
            <text:p>trait</text:p>
          </table:table-cell>
          <table:table-cell/>
          <table:table-cell table:style-name="ce9"/>
          <table:table-cell table:style-name="ce9" office:value-type="string" calcext:value-type="string">
            <text:p>manual_category</text:p>
          </table:table-cell>
          <table:table-cell office:value-type="string" calcext:value-type="string">
            <text:p>count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698</text:p>
          </table:table-cell>
          <table:table-cell table:style-name="Default" office:value-type="string" calcext:value-type="string">
            <text:p>Ag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 table:number-columns-repeated="2"/>
          <table:table-cell office:value-type="string" calcext:value-type="string">
            <text:p>Aging</text:p>
          </table:table-cell>
          <table:table-cell table:formula="of:=COUNTIF([.B$2:.B$9746];[.G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Allergic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AllergicRhinitis</text:p>
          </table:table-cell>
          <table:table-cell table:formula="of:=COUNTIF([.B$2:.B$9746];[.G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Allergic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Allergy</text:p>
          </table:table-cell>
          <table:table-cell table:formula="of:=COUNTIF([.B$2:.B$9746];[.G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7</text:p>
          </table:table-cell>
          <table:table-cell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 table:number-columns-repeated="2"/>
          <table:table-cell table:style-name="ce10" office:value-type="string" calcext:value-type="string">
            <text:p>Alzheimer</text:p>
          </table:table-cell>
          <table:table-cell table:formula="of:=COUNTIF([.B$2:.B$9746];[.G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7241</text:p>
          </table:table-cell>
          <table:table-cell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 table:number-columns-repeated="2"/>
          <table:table-cell office:value-type="string" calcext:value-type="string">
            <text:p>Amblyopia</text:p>
          </table:table-cell>
          <table:table-cell table:formula="of:=COUNTIF([.B$2:.B$9746];[.G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ALS</text:p>
          </table:table-cell>
          <table:table-cell table:formula="of:=COUNTIF([.B$2:.B$9746];[.G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Anaemia</text:p>
          </table:table-cell>
          <table:table-cell table:formula="of:=COUNTIF([.B$2:.B$9746];[.G8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Angina</text:p>
          </table:table-cell>
          <table:table-cell table:formula="of:=COUNTIF([.B$2:.B$9746];[.G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 table:number-columns-repeated="2"/>
          <table:table-cell office:value-type="string" calcext:value-type="string">
            <text:p>AnorexiaNervosa</text:p>
          </table:table-cell>
          <table:table-cell table:formula="of:=COUNTIF([.B$2:.B$9746];[.G1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b-9139</text:p>
          </table:table-cell>
          <table:table-cell table:style-name="Default" office:value-type="string" calcext:value-type="string">
            <text:p>Amblyop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 table:number-columns-repeated="2"/>
          <table:table-cell office:value-type="string" calcext:value-type="string">
            <text:p>Anxiety</text:p>
          </table:table-cell>
          <table:table-cell table:formula="of:=COUNTIF([.B$2:.B$9746];[.G1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D50</text:p>
          </table:table-cell>
          <table:table-cell table:style-name="ce10" office:value-type="string" calcext:value-type="string">
            <text:p>Anaem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D50 Iron deficiency anaemia</text:p>
          </table:table-cell>
          <table:table-cell table:style-name="Default" table:number-columns-repeated="2"/>
          <table:table-cell office:value-type="string" calcext:value-type="string">
            <text:p>Arthritis</text:p>
          </table:table-cell>
          <table:table-cell table:formula="of:=COUNTIF([.B$2:.B$9746];[.G12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3355</text:p>
          </table:table-cell>
          <table:table-cell table:style-name="ce10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 table:number-columns-repeated="2"/>
          <table:table-cell office:value-type="string" calcext:value-type="string">
            <text:p>Arthrosis</text:p>
          </table:table-cell>
          <table:table-cell table:formula="of:=COUNTIF([.B$2:.B$9746];[.G13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D64</text:p>
          </table:table-cell>
          <table:table-cell table:style-name="ce10" office:value-type="string" calcext:value-type="string">
            <text:p>Anaem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D64 Other anaemias</text:p>
          </table:table-cell>
          <table:table-cell table:style-name="Default" table:number-columns-repeated="2"/>
          <table:table-cell table:style-name="Default" office:value-type="string" calcext:value-type="string">
            <text:p>Asthma</text:p>
          </table:table-cell>
          <table:table-cell table:formula="of:=COUNTIF([.B$2:.B$9746];[.G14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4765</text:p>
          </table:table-cell>
          <table:table-cell table:style-name="ce10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 table:number-columns-repeated="2"/>
          <table:table-cell office:value-type="string" calcext:value-type="string">
            <text:p>Astigmatism</text:p>
          </table:table-cell>
          <table:table-cell table:formula="of:=COUNTIF([.B$2:.B$9746];[.G15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D3_OTHERANAEMIA</text:p>
          </table:table-cell>
          <table:table-cell table:style-name="ce10" office:value-type="string" calcext:value-type="string">
            <text:p>Anaem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anaemias</text:p>
          </table:table-cell>
          <table:table-cell table:style-name="Default" table:number-columns-repeated="2"/>
          <table:table-cell office:value-type="string" calcext:value-type="string">
            <text:p>Autism</text:p>
          </table:table-cell>
          <table:table-cell table:formula="of:=COUNTIF([.B$2:.B$9746];[.G16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D3_ANAEMIANAS</text:p>
          </table:table-cell>
          <table:table-cell table:style-name="ce10" office:value-type="string" calcext:value-type="string">
            <text:p>Anaem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and unspecified anaemias</text:p>
          </table:table-cell>
          <table:table-cell table:style-name="Default" table:number-columns-repeated="2"/>
          <table:table-cell office:value-type="string" calcext:value-type="string">
            <text:p>BipolarDisorder</text:p>
          </table:table-cell>
          <table:table-cell table:formula="of:=COUNTIF([.B$2:.B$9746];[.G17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office:value-type="string" calcext:value-type="string">
            <text:p>Bladder</text:p>
          </table:table-cell>
          <table:table-cell table:formula="of:=COUNTIF([.B$2:.B$9746];[.G1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b-8468</text:p>
          </table:table-cell>
          <table:table-cell table:style-name="Default" office:value-type="string" calcext:value-type="string">
            <text:p>Angin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office:value-type="string" calcext:value-type="string">
            <text:p>BloodClotLeg</text:p>
          </table:table-cell>
          <table:table-cell table:formula="of:=COUNTIF([.B$2:.B$9746];[.G1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 table:number-columns-repeated="2"/>
          <table:table-cell table:style-name="Default" office:value-type="string" calcext:value-type="string">
            <text:p>BloodClotLung</text:p>
          </table:table-cell>
          <table:table-cell table:formula="of:=COUNTIF([.B$2:.B$9746];[.G2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ncer</text:p>
          </table:table-cell>
          <table:table-cell table:formula="of:=COUNTIF([.B$2:.B$9746];[.G21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ncerBreast</text:p>
          </table:table-cell>
          <table:table-cell table:formula="of:=COUNTIF([.B$2:.B$9746];[.G22])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ncerColorectal</text:p>
          </table:table-cell>
          <table:table-cell table:formula="of:=COUNTIF([.B$2:.B$9746];[.G2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ncerDigestive</text:p>
          </table:table-cell>
          <table:table-cell table:formula="of:=COUNTIF([.B$2:.B$9746];[.G2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style-name="Default" office:value-type="string" calcext:value-type="string">
            <text:p>CancerGenitalFemale</text:p>
          </table:table-cell>
          <table:table-cell table:formula="of:=COUNTIF([.B$2:.B$9746];[.G2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#Arthrosis</text:p>
          </table:table-cell>
          <table:table-cell table:style-name="Default" table:number-columns-repeated="2"/>
          <table:table-cell office:value-type="string" calcext:value-type="string">
            <text:p>CancerGenitalMale</text:p>
          </table:table-cell>
          <table:table-cell table:formula="of:=COUNTIF([.B$2:.B$9746];[.G26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#Other joint disorders</text:p>
          </table:table-cell>
          <table:table-cell table:style-name="Default" table:number-columns-repeated="2"/>
          <table:table-cell office:value-type="string" calcext:value-type="string">
            <text:p>CancerHaemotological</text:p>
          </table:table-cell>
          <table:table-cell table:formula="of:=COUNTIF([.B$2:.B$9746];[.G2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M19 Other arthrosis</text:p>
          </table:table-cell>
          <table:table-cell table:style-name="Default" table:number-columns-repeated="2"/>
          <table:table-cell office:value-type="string" calcext:value-type="string">
            <text:p>CancerLung</text:p>
          </table:table-cell>
          <table:table-cell table:formula="of:=COUNTIF([.B$2:.B$9746];[.G28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arthrosis</text:p>
          </table:table-cell>
          <table:table-cell table:style-name="Default" table:number-columns-repeated="2"/>
          <table:table-cell office:value-type="string" calcext:value-type="string">
            <text:p>CancerOvarian</text:p>
          </table:table-cell>
          <table:table-cell table:formula="of:=COUNTIF([.B$2:.B$9746];[.G29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specific joint derangements/joint disorders</text:p>
          </table:table-cell>
          <table:table-cell table:style-name="Default" table:number-columns-repeated="2"/>
          <table:table-cell office:value-type="string" calcext:value-type="string">
            <text:p>CancerProstate</text:p>
          </table:table-cell>
          <table:table-cell table:formula="of:=COUNTIF([.B$2:.B$9746];[.G30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table:style-name="Default" office:value-type="string" calcext:value-type="string">
            <text:p>CancerSkin</text:p>
          </table:table-cell>
          <table:table-cell table:formula="of:=COUNTIF([.B$2:.B$9746];[.G31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table:style-name="Default" office:value-type="string" calcext:value-type="string">
            <text:p>Cardiovascular</text:p>
          </table:table-cell>
          <table:table-cell table:formula="of:=COUNTIF([.B$2:.B$9746];[.G32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 table:number-columns-repeated="2"/>
          <table:table-cell office:value-type="string" calcext:value-type="string">
            <text:p>Cataract</text:p>
          </table:table-cell>
          <table:table-cell table:formula="of:=COUNTIF([.B$2:.B$9746];[.G33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 table:number-columns-repeated="2"/>
          <table:table-cell office:value-type="string" calcext:value-type="string">
            <text:p>CeliacDisease</text:p>
          </table:table-cell>
          <table:table-cell table:formula="of:=COUNTIF([.B$2:.B$9746];[.G34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 table:number-columns-repeated="2"/>
          <table:table-cell office:value-type="string" calcext:value-type="string">
            <text:p>Colitis</text:p>
          </table:table-cell>
          <table:table-cell table:formula="of:=COUNTIF([.B$2:.B$9746];[.G35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 table:number-columns-repeated="2"/>
          <table:table-cell office:value-type="string" calcext:value-type="string">
            <text:p>COPD</text:p>
          </table:table-cell>
          <table:table-cell table:formula="of:=COUNTIF([.B$2:.B$9746];[.G3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office:value-type="string" calcext:value-type="string">
            <text:p>CoronaryArtery</text:p>
          </table:table-cell>
          <table:table-cell table:formula="of:=COUNTIF([.B$2:.B$9746];[.G37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table:style-name="ce10" office:value-type="string" calcext:value-type="string">
            <text:p>Cough</text:p>
          </table:table-cell>
          <table:table-cell table:formula="of:=COUNTIF([.B$2:.B$9746];[.G3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table:number-columns-repeated="2"/>
          <table:table-cell office:value-type="string" calcext:value-type="string">
            <text:p>Covid19</text:p>
          </table:table-cell>
          <table:table-cell table:formula="of:=COUNTIF([.B$2:.B$9746];[.G39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table:number-columns-repeated="2"/>
          <table:table-cell office:value-type="string" calcext:value-type="string">
            <text:p>Coxarthrosis</text:p>
          </table:table-cell>
          <table:table-cell table:formula="of:=COUNTIF([.B$2:.B$9746];[.G40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office:value-type="string" calcext:value-type="string">
            <text:p>Crohns</text:p>
          </table:table-cell>
          <table:table-cell table:formula="of:=COUNTIF([.B$2:.B$9746];[.G41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office:value-type="string" calcext:value-type="string">
            <text:p>Depression</text:p>
          </table:table-cell>
          <table:table-cell table:formula="of:=COUNTIF([.B$2:.B$9746];[.G42])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office:value-type="string" calcext:value-type="string">
            <text:p>Diabetes</text:p>
          </table:table-cell>
          <table:table-cell table:formula="of:=COUNTIF([.B$2:.B$9746];[.G43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office:value-type="string" calcext:value-type="string">
            <text:p>DigestiveDisease</text:p>
          </table:table-cell>
          <table:table-cell table:formula="of:=COUNTIF([.B$2:.B$9746];[.G44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ut</text:p>
          </table:table-cell>
          <table:table-cell table:style-name="Default" table:number-columns-repeated="2"/>
          <table:table-cell office:value-type="string" calcext:value-type="string">
            <text:p>Dorsopathies</text:p>
          </table:table-cell>
          <table:table-cell table:formula="of:=COUNTIF([.B$2:.B$9746];[.G4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054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Gout</text:p>
          </table:table-cell>
          <table:table-cell table:style-name="Default" table:number-columns-repeated="2"/>
          <table:table-cell table:style-name="Default" office:value-type="string" calcext:value-type="string">
            <text:p>EarDisease</text:p>
          </table:table-cell>
          <table:table-cell table:formula="of:=COUNTIF([.B$2:.B$9746];[.G46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Eczema</text:p>
          </table:table-cell>
          <table:table-cell table:formula="of:=COUNTIF([.B$2:.B$9746];[.G4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EmphysemaChronicBronchitis</text:p>
          </table:table-cell>
          <table:table-cell table:formula="of:=COUNTIF([.B$2:.B$9746];[.G4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EyeDisease</text:p>
          </table:table-cell>
          <table:table-cell table:formula="of:=COUNTIF([.B$2:.B$9746];[.G49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GallbladerDisease</text:p>
          </table:table-cell>
          <table:table-cell table:formula="of:=COUNTIF([.B$2:.B$9746];[.G50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 table:number-columns-repeated="2"/>
          <table:table-cell table:style-name="Default" office:value-type="string" calcext:value-type="string">
            <text:p>Gastritis</text:p>
          </table:table-cell>
          <table:table-cell table:formula="of:=COUNTIF([.B$2:.B$9746];[.G5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 table:number-columns-repeated="2"/>
          <table:table-cell office:value-type="string" calcext:value-type="string">
            <text:p>GenitalFemale</text:p>
          </table:table-cell>
          <table:table-cell table:formula="of:=COUNTIF([.B$2:.B$9746];[.G52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BloodClotLe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 table:number-columns-repeated="2"/>
          <table:table-cell table:style-name="Default" office:value-type="string" calcext:value-type="string">
            <text:p>Genitourinary</text:p>
          </table:table-cell>
          <table:table-cell table:formula="of:=COUNTIF([.B$2:.B$9746];[.G5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BloodClotLu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 table:number-columns-repeated="2"/>
          <table:table-cell table:style-name="Default" office:value-type="string" calcext:value-type="string">
            <text:p>Glaucoma</text:p>
          </table:table-cell>
          <table:table-cell table:formula="of:=COUNTIF([.B$2:.B$9746];[.G5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BloodClotLe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 table:number-columns-repeated="2"/>
          <table:table-cell office:value-type="string" calcext:value-type="string">
            <text:p>Gonarthrosis</text:p>
          </table:table-cell>
          <table:table-cell table:formula="of:=COUNTIF([.B$2:.B$9746];[.G5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BloodClotLu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 table:number-columns-repeated="2"/>
          <table:table-cell table:style-name="Default" office:value-type="string" calcext:value-type="string">
            <text:p>Gout</text:p>
          </table:table-cell>
          <table:table-cell table:formula="of:=COUNTIF([.B$2:.B$9746];[.G56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BloodClotLe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 table:number-columns-repeated="2"/>
          <table:table-cell table:style-name="Default" office:value-type="string" calcext:value-type="string">
            <text:p>Haemorrhoids</text:p>
          </table:table-cell>
          <table:table-cell table:formula="of:=COUNTIF([.B$2:.B$9746];[.G5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office:value-type="string" calcext:value-type="string">
            <text:p>Heart</text:p>
          </table:table-cell>
          <table:table-cell table:formula="of:=COUNTIF([.B$2:.B$9746];[.G58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table:style-name="Default" office:value-type="string" calcext:value-type="string">
            <text:p>Height</text:p>
          </table:table-cell>
          <table:table-cell table:formula="of:=COUNTIF([.B$2:.B$9746];[.G5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ancer of primary lymphoid hematopoietic</text:p>
          </table:table-cell>
          <table:table-cell table:style-name="Default" table:number-columns-repeated="2"/>
          <table:table-cell table:style-name="Default" office:value-type="string" calcext:value-type="string">
            <text:p>Hematuria</text:p>
          </table:table-cell>
          <table:table-cell table:formula="of:=COUNTIF([.B$2:.B$9746];[.G60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3_DIGESTIVE_ORGANS</text:p>
          </table:table-cell>
          <table:table-cell table:style-name="ce10" office:value-type="string" calcext:value-type="string">
            <text:p>Cance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digestive organs</text:p>
          </table:table-cell>
          <table:table-cell table:style-name="Default" table:number-columns-repeated="2"/>
          <table:table-cell office:value-type="string" calcext:value-type="string">
            <text:p>Hypermetropia</text:p>
          </table:table-cell>
          <table:table-cell table:formula="of:=COUNTIF([.B$2:.B$9746];[.G6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II_NEOPLASM</text:p>
          </table:table-cell>
          <table:table-cell table:style-name="ce10" office:value-type="string" calcext:value-type="string">
            <text:p>Cance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Neoplasms</text:p>
          </table:table-cell>
          <table:table-cell table:style-name="Default" table:number-columns-repeated="2"/>
          <table:table-cell office:value-type="string" calcext:value-type="string">
            <text:p>Hypertension</text:p>
          </table:table-cell>
          <table:table-cell table:formula="of:=COUNTIF([.B$2:.B$9746];[.G62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964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office:value-type="string" calcext:value-type="string">
            <text:p>Infection</text:p>
          </table:table-cell>
          <table:table-cell table:formula="of:=COUNTIF([.B$2:.B$9746];[.G6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96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office:value-type="string" calcext:value-type="string">
            <text:p>InflammatoryBowel</text:p>
          </table:table-cell>
          <table:table-cell table:formula="of:=COUNTIF([.B$2:.B$9746];[.G6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 table:number-columns-repeated="2"/>
          <table:table-cell table:style-name="Default" office:value-type="string" calcext:value-type="string">
            <text:p>Intestine</text:p>
          </table:table-cell>
          <table:table-cell table:formula="of:=COUNTIF([.B$2:.B$9746];[.G65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 table:number-columns-repeated="2"/>
          <table:table-cell office:value-type="string" calcext:value-type="string">
            <text:p>JointDisorder</text:p>
          </table:table-cell>
          <table:table-cell table:formula="of:=COUNTIF([.B$2:.B$9746];[.G66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 table:number-columns-repeated="2"/>
          <table:table-cell office:value-type="string" calcext:value-type="string">
            <text:p>Kidney</text:p>
          </table:table-cell>
          <table:table-cell table:formula="of:=COUNTIF([.B$2:.B$9746];[.G6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 table:number-columns-repeated="2"/>
          <table:table-cell office:value-type="string" calcext:value-type="string">
            <text:p>Macular_degeneration</text:p>
          </table:table-cell>
          <table:table-cell table:formula="of:=COUNTIF([.B$2:.B$9746];[.G6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varian cancer</text:p>
          </table:table-cell>
          <table:table-cell table:style-name="Default" table:number-columns-repeated="2"/>
          <table:table-cell table:style-name="Default" office:value-type="string" calcext:value-type="string">
            <text:p>MultipleSclerosis</text:p>
          </table:table-cell>
          <table:table-cell table:formula="of:=COUNTIF([.B$2:.B$9746];[.G69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office:value-type="string" calcext:value-type="string">
            <text:p>MusculoskeletalConnective</text:p>
          </table:table-cell>
          <table:table-cell table:formula="of:=COUNTIF([.B$2:.B$9746];[.G7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office:value-type="string" calcext:value-type="string">
            <text:p>MyocardialInfarction</text:p>
          </table:table-cell>
          <table:table-cell table:formula="of:=COUNTIF([.B$2:.B$9746];[.G71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office:value-type="string" calcext:value-type="string">
            <text:p>Myopia</text:p>
          </table:table-cell>
          <table:table-cell table:formula="of:=COUNTIF([.B$2:.B$9746];[.G72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 table:number-columns-repeated="2"/>
          <table:table-cell table:style-name="Default" office:value-type="string" calcext:value-type="string">
            <text:p>NA</text:p>
          </table:table-cell>
          <table:table-cell table:formula="of:=COUNTIF([.B$2:.B$9746];[.G7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table:style-name="Default" office:value-type="string" calcext:value-type="string">
            <text:p>Obesity</text:p>
          </table:table-cell>
          <table:table-cell table:formula="of:=COUNTIF([.B$2:.B$9746];[.G74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table:style-name="Default" office:value-type="string" calcext:value-type="string">
            <text:p>OCD</text:p>
          </table:table-cell>
          <table:table-cell table:formula="of:=COUNTIF([.B$2:.B$9746];[.G7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table:style-name="Default" office:value-type="string" calcext:value-type="string">
            <text:p>Oesophagus</text:p>
          </table:table-cell>
          <table:table-cell table:formula="of:=COUNTIF([.B$2:.B$9746];[.G76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office:value-type="string" calcext:value-type="string">
            <text:p>Osteoarthritis</text:p>
          </table:table-cell>
          <table:table-cell table:formula="of:=COUNTIF([.B$2:.B$9746];[.G77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 table:number-columns-repeated="2"/>
          <table:table-cell office:value-type="string" calcext:value-type="string">
            <text:p>Ovary</text:p>
          </table:table-cell>
          <table:table-cell table:formula="of:=COUNTIF([.B$2:.B$9746];[.G7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 table:number-columns-repeated="2"/>
          <table:table-cell table:style-name="Default" office:value-type="string" calcext:value-type="string">
            <text:p>Parkinson</text:p>
          </table:table-cell>
          <table:table-cell table:formula="of:=COUNTIF([.B$2:.B$9746];[.G7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 table:number-columns-repeated="2"/>
          <table:table-cell office:value-type="string" calcext:value-type="string">
            <text:p>Pneumonia</text:p>
          </table:table-cell>
          <table:table-cell table:formula="of:=COUNTIF([.B$2:.B$9746];[.G80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 table:number-columns-repeated="2"/>
          <table:table-cell office:value-type="string" calcext:value-type="string">
            <text:p>Presbyopia</text:p>
          </table:table-cell>
          <table:table-cell table:formula="of:=COUNTIF([.B$2:.B$9746];[.G8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office:value-type="string" calcext:value-type="string">
            <text:p>Prostate</text:p>
          </table:table-cell>
          <table:table-cell table:formula="of:=COUNTIF([.B$2:.B$9746];[.G82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office:value-type="string" calcext:value-type="string">
            <text:p>PsychiatricNeurological</text:p>
          </table:table-cell>
          <table:table-cell table:formula="of:=COUNTIF([.B$2:.B$9746];[.G83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table:style-name="Default" office:value-type="string" calcext:value-type="string">
            <text:p>RectumAnus</text:p>
          </table:table-cell>
          <table:table-cell table:formula="of:=COUNTIF([.B$2:.B$9746];[.G8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table:style-name="Default" office:value-type="string" calcext:value-type="string">
            <text:p>Respiratory</text:p>
          </table:table-cell>
          <table:table-cell table:formula="of:=COUNTIF([.B$2:.B$9746];[.G85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 table:number-columns-repeated="2"/>
          <table:table-cell office:value-type="string" calcext:value-type="string">
            <text:p>Schizophrenia</text:p>
          </table:table-cell>
          <table:table-cell table:formula="of:=COUNTIF([.B$2:.B$9746];[.G8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 table:number-columns-repeated="2"/>
          <table:table-cell office:value-type="string" calcext:value-type="string">
            <text:p>Sepsis</text:p>
          </table:table-cell>
          <table:table-cell table:formula="of:=COUNTIF([.B$2:.B$9746];[.G8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office:value-type="string" calcext:value-type="string">
            <text:p>ShoulderLesions</text:p>
          </table:table-cell>
          <table:table-cell table:formula="of:=COUNTIF([.B$2:.B$9746];[.G88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office:value-type="string" calcext:value-type="string">
            <text:p>Skin</text:p>
          </table:table-cell>
          <table:table-cell table:formula="of:=COUNTIF([.B$2:.B$9746];[.G89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office:value-type="string" calcext:value-type="string">
            <text:p>Sleep</text:p>
          </table:table-cell>
          <table:table-cell table:formula="of:=COUNTIF([.B$2:.B$9746];[.G90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office:value-type="string" calcext:value-type="string">
            <text:p>Snoring</text:p>
          </table:table-cell>
          <table:table-cell table:formula="of:=COUNTIF([.B$2:.B$9746];[.G91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 table:number-columns-repeated="2"/>
          <table:table-cell office:value-type="string" calcext:value-type="string">
            <text:p>Spondylosis</text:p>
          </table:table-cell>
          <table:table-cell table:formula="of:=COUNTIF([.B$2:.B$9746];[.G9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3_BREAST_3</text:p>
          </table:table-cell>
          <table:table-cell table:style-name="Default" office:value-type="string" calcext:value-type="string">
            <text:p>CancerBreast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breast</text:p>
          </table:table-cell>
          <table:table-cell table:style-name="Default" table:number-columns-repeated="2"/>
          <table:table-cell office:value-type="string" calcext:value-type="string">
            <text:p>Stroke</text:p>
          </table:table-cell>
          <table:table-cell table:formula="of:=COUNTIF([.B$2:.B$9746];[.G93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Colorectal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 table:number-columns-repeated="2"/>
          <table:table-cell office:value-type="string" calcext:value-type="string">
            <text:p>StrokeIschaemic</text:p>
          </table:table-cell>
          <table:table-cell table:formula="of:=COUNTIF([.B$2:.B$9746];[.G94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18</text:p>
          </table:table-cell>
          <table:table-cell table:style-name="Default" office:value-type="string" calcext:value-type="string">
            <text:p>CancerColorectal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C18 Malignant neoplasm of colon</text:p>
          </table:table-cell>
          <table:table-cell table:style-name="Default" table:number-columns-repeated="2"/>
          <table:table-cell office:value-type="string" calcext:value-type="string">
            <text:p>SynoviumTendon</text:p>
          </table:table-cell>
          <table:table-cell table:formula="of:=COUNTIF([.B$2:.B$9746];[.G9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3_COLON</text:p>
          </table:table-cell>
          <table:table-cell table:style-name="Default" office:value-type="string" calcext:value-type="string">
            <text:p>CancerColorectal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colon</text:p>
          </table:table-cell>
          <table:table-cell table:style-name="Default" table:number-columns-repeated="2"/>
          <table:table-cell office:value-type="string" calcext:value-type="string">
            <text:p>UlcerativeColitis</text:p>
          </table:table-cell>
          <table:table-cell table:formula="of:=COUNTIF([.B$2:.B$9746];[.G96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_DIGESTIVE_ORGANS</text:p>
          </table:table-cell>
          <table:table-cell table:style-name="ce10" office:value-type="string" calcext:value-type="string">
            <text:p>CancerDigestiv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ancer of digestive organs</text:p>
          </table:table-cell>
          <table:table-cell table:style-name="Default" table:number-columns-repeated="2"/>
          <table:table-cell office:value-type="string" calcext:value-type="string">
            <text:p>Urinary</text:p>
          </table:table-cell>
          <table:table-cell table:formula="of:=COUNTIF([.B$2:.B$9746];[.G97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_FEMALE_GENITAL</text:p>
          </table:table-cell>
          <table:table-cell table:style-name="ce10" office:value-type="string" calcext:value-type="string">
            <text:p>CancerGenitalFemal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ancer of fe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64</text:p>
          </table:table-cell>
          <table:table-cell table:style-name="ce10" office:value-type="string" calcext:value-type="string">
            <text:p>Cancer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3_FEMALE_GENITAL</text:p>
          </table:table-cell>
          <table:table-cell table:style-name="ce10" office:value-type="string" calcext:value-type="string">
            <text:p>CancerGenitalFemal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fe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_MALE_GENITAL</text:p>
          </table:table-cell>
          <table:table-cell table:style-name="ce10" office:value-type="string" calcext:value-type="string">
            <text:p>CancerGenitalMal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ancer of 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3_MALE_GENITAL</text:p>
          </table:table-cell>
          <table:table-cell table:style-name="ce10" office:value-type="string" calcext:value-type="string">
            <text:p>CancerGenitalMal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78</text:p>
          </table:table-cell>
          <table:table-cell table:style-name="Default" office:value-type="string" calcext:value-type="string">
            <text:p>CancerHaemotological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5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LUNG_CANCER_MESOT</text:p>
          </table:table-cell>
          <table:table-cell table:style-name="Default" office:value-type="string" calcext:value-type="string">
            <text:p>CancerLung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Lung cancer and mesotheli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3_PROSTATE</text:p>
          </table:table-cell>
          <table:table-cell table:style-name="Default" office:value-type="string" calcext:value-type="string">
            <text:p>CancerProstat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_SKIN</text:p>
          </table:table-cell>
          <table:table-cell table:style-name="ce10" office:value-type="string" calcext:value-type="string">
            <text:p>Cancer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ancer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18</text:p>
          </table:table-cell>
          <table:table-cell table:style-name="ce10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3_MELANOMA_SKIN</text:p>
          </table:table-cell>
          <table:table-cell table:style-name="ce10" office:value-type="string" calcext:value-type="string">
            <text:p>Cancer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melanoma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3_SKIN</text:p>
          </table:table-cell>
          <table:table-cell table:style-name="ce10" office:value-type="string" calcext:value-type="string">
            <text:p>Cancer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9</text:p>
          </table:table-cell>
          <table:table-cell table:style-name="ce10" office:value-type="string" calcext:value-type="string">
            <text:p>Cancer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9</text:p>
          </table:table-cell>
          <table:table-cell table:style-name="ce10" office:value-type="string" calcext:value-type="string">
            <text:p>Cancer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_OTHER_SKIN</text:p>
          </table:table-cell>
          <table:table-cell table:style-name="ce10" office:value-type="string" calcext:value-type="string">
            <text:p>Cancer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III_BLOOD_IMMUN</text:p>
          </table:table-cell>
          <table:table-cell table:style-name="ce10" office:value-type="string" calcext:value-type="string">
            <text:p>Cardiovascula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blood and blood-forming organs and certain disorders involving the immune mechanis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IX_CIRCULATORY</text:p>
          </table:table-cell>
          <table:table-cell table:style-name="ce10" office:value-type="string" calcext:value-type="string">
            <text:p>Cardiovascula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circulatory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b-8329</text:p>
          </table:table-cell>
          <table:table-cell table:style-name="ce10" office:value-type="string" calcext:value-type="string">
            <text:p>Cataract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phthalmology problems/disorders: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I9_CORATHER</text:p>
          </table:table-cell>
          <table:table-cell table:style-name="ce10" office:value-type="string" calcext:value-type="string">
            <text:p>CoronaryArte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oronary atheroscle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I9_IHD</text:p>
          </table:table-cell>
          <table:table-cell table:style-name="Default" office:value-type="string" calcext:value-type="string">
            <text:p>CoronaryArte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Ischaemic heart disease, wide defini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I9_CHD</text:p>
          </table:table-cell>
          <table:table-cell table:style-name="Default" office:value-type="string" calcext:value-type="string">
            <text:p>CoronaryArte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jor coronary heart disease even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I9_CHD_NOREV</text:p>
          </table:table-cell>
          <table:table-cell table:style-name="Default" office:value-type="string" calcext:value-type="string">
            <text:p>CoronaryArte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jor coronary heart disease event excluding revascularizatio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OX_ARTHROSIS</text:p>
          </table:table-cell>
          <table:table-cell table:style-name="Default" office:value-type="string" calcext:value-type="string">
            <text:p>Cox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oxarthrosis [arthrosis of hip](FG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3044</text:p>
          </table:table-cell>
          <table:table-cell office:value-type="string" calcext:value-type="string">
            <text:p>Crohn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</text:p>
          </table:table-cell>
          <table:table-cell office:value-type="string" calcext:value-type="string">
            <text:p>Crohn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</text:p>
          </table:table-cell>
          <table:table-cell office:value-type="string" calcext:value-type="string">
            <text:p>Crohn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30</text:p>
          </table:table-cell>
          <table:table-cell office:value-type="string" calcext:value-type="string">
            <text:p>Crohn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20126_4</text:p>
          </table:table-cell>
          <table:table-cell table:style-name="ce10" office:value-type="string" calcext:value-type="string">
            <text:p>Depress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Bipolar and major depression status: Probable Recurrent major depression (moderat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20126_3</text:p>
          </table:table-cell>
          <table:table-cell table:style-name="ce10" office:value-type="string" calcext:value-type="string">
            <text:p>Depress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Bipolar and major depression status: Probable Recurrent major depression (sever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20126_5</text:p>
          </table:table-cell>
          <table:table-cell table:style-name="ce10" office:value-type="string" calcext:value-type="string">
            <text:p>Depress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Bipolar and major depression status: Single Probable major depression episod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10" office:value-type="string" calcext:value-type="string">
            <text:p>ukb-d-20445</text:p>
          </table:table-cell>
          <table:table-cell table:style-name="Default" office:value-type="string" calcext:value-type="string">
            <text:p>Depress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epression possibly related to childbirth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20447</text:p>
          </table:table-cell>
          <table:table-cell table:style-name="Default" office:value-type="string" calcext:value-type="string">
            <text:p>Depress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epression possibly related to stressful or traumatic even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20544_11</text:p>
          </table:table-cell>
          <table:table-cell table:style-name="ce10" office:value-type="string" calcext:value-type="string">
            <text:p>Depress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ental health problems ever diagnosed by a professional: 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90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26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K31</text:p>
          </table:table-cell>
          <table:table-cell table:style-name="Default" office:value-type="string" calcext:value-type="string">
            <text:p>Digestiv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K31 Other diseases of stomach and duodenu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K92</text:p>
          </table:table-cell>
          <table:table-cell table:style-name="ce10" office:value-type="string" calcext:value-type="string">
            <text:p>Digestiv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K92 Other diseases of digestive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XI_DIGESTIVE</text:p>
          </table:table-cell>
          <table:table-cell table:style-name="ce10" office:value-type="string" calcext:value-type="string">
            <text:p>Digestiv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digestive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K11_OTHDIG</text:p>
          </table:table-cell>
          <table:table-cell table:style-name="ce10" office:value-type="string" calcext:value-type="string">
            <text:p>Digestiv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diseases of the digestive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M51</text:p>
          </table:table-cell>
          <table:table-cell table:style-name="Default" office:value-type="string" calcext:value-type="string">
            <text:p>Dorsopathie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M51 Other intervertebral disk disorders</text:p>
          </table:table-cell>
          <table:table-cell table:style-name="Default" table:number-columns-repeated="2"/>
          <table:table-cell table:number-columns-repeated="2"/>
          <table:table-cell table:style-name="ce12" table:number-columns-repeated="1015"/>
        </table:table-row>
        <table:table-row table:style-name="ro1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Dorsopathi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Dorsopathi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VIII_EAR_MASTOID</text:p>
          </table:table-cell>
          <table:table-cell table:style-name="ce10" office:value-type="string" calcext:value-type="string">
            <text:p>Ear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ear and mastoid proces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40</text:p>
          </table:table-cell>
          <table:table-cell table:style-name="ce10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60</text:p>
          </table:table-cell>
          <table:table-cell table:style-name="ce10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61</text:p>
          </table:table-cell>
          <table:table-cell table:style-name="ce10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5</text:p>
          </table:table-cell>
          <table:table-cell table:style-name="ce10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2247_0</text:p>
          </table:table-cell>
          <table:table-cell table:style-name="ce10" office:value-type="string" calcext:value-type="string">
            <text:p>Ear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7</text:p>
          </table:table-cell>
          <table:table-cell table:style-name="ce10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4849_1</text:p>
          </table:table-cell>
          <table:table-cell table:style-name="ce10" office:value-type="string" calcext:value-type="string">
            <text:p>Ear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Hearing test done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96</text:p>
          </table:table-cell>
          <table:table-cell table:style-name="Default" office:value-type="string" calcext:value-type="string">
            <text:p>Eczem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Ecz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ChronicBronch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ChronicBronch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H33</text:p>
          </table:table-cell>
          <table:table-cell table:style-name="Default" office:value-type="string" calcext:value-type="string">
            <text:p>Ey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H33 Retinal detachments and brea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VII_EYE_ADNEXA</text:p>
          </table:table-cell>
          <table:table-cell table:style-name="Default" office:value-type="string" calcext:value-type="string">
            <text:p>Ey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eye and adnex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H7_LENS</text:p>
          </table:table-cell>
          <table:table-cell table:style-name="Default" office:value-type="string" calcext:value-type="string">
            <text:p>Ey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Gallblade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b-8988</text:p>
          </table:table-cell>
          <table:table-cell table:style-name="Default" office:value-type="string" calcext:value-type="string">
            <text:p>Gallblader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Gallblade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K11_GALLBILPANC</text:p>
          </table:table-cell>
          <table:table-cell table:style-name="Default" office:value-type="string" calcext:value-type="string">
            <text:p>Gallblader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K11_OTHGASTR</text:p>
          </table:table-cell>
          <table:table-cell table:style-name="Default" office:value-type="string" calcext:value-type="string">
            <text:p>Gastrit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7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98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118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N84</text:p>
          </table:table-cell>
          <table:table-cell table:style-name="Default" office:value-type="string" calcext:value-type="string">
            <text:p>GenitalFemal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XIV_GENITOURINARY</text:p>
          </table:table-cell>
          <table:table-cell table:style-name="Default" office:value-type="string" calcext:value-type="string">
            <text:p>Genitourin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3</text:p>
          </table:table-cell>
          <table:table-cell table:style-name="Default" office:value-type="string" calcext:value-type="string">
            <text:p>Gon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700</text:p>
          </table:table-cell>
          <table:table-cell table:style-name="Default" office:value-type="string" calcext:value-type="string">
            <text:p>Gon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9</text:p>
          </table:table-cell>
          <table:table-cell table:style-name="Default" office:value-type="string" calcext:value-type="string">
            <text:p>Gon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KNEE_ARTHROSIS</text:p>
          </table:table-cell>
          <table:table-cell table:style-name="Default" office:value-type="string" calcext:value-type="string">
            <text:p>Gon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Gonarthrosis [arthrosis of knee](FG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6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R00</text:p>
          </table:table-cell>
          <table:table-cell table:style-name="ce10" office:value-type="string" calcext:value-type="string">
            <text:p>Heart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6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h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Hematur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Bowe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Bowel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Bowel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K59</text:p>
          </table:table-cell>
          <table:table-cell table:style-name="Default" office:value-type="string" calcext:value-type="string">
            <text:p>Intesti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K63</text:p>
          </table:table-cell>
          <table:table-cell table:style-name="ce10" office:value-type="string" calcext:value-type="string">
            <text:p>Intesti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Joint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Joint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M25</text:p>
          </table:table-cell>
          <table:table-cell table:style-name="Default" office:value-type="string" calcext:value-type="string">
            <text:p>JointDisorde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M25 Other joint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Macular_degener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Macular_degener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198</text:p>
          </table:table-cell>
          <table:table-cell office:value-type="string" calcext:value-type="string">
            <text:p>Multiple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31</text:p>
          </table:table-cell>
          <table:table-cell office:value-type="string" calcext:value-type="string">
            <text:p>Multiple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4</text:p>
          </table:table-cell>
          <table:table-cell office:value-type="string" calcext:value-type="string">
            <text:p>MultipleScleros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5</text:p>
          </table:table-cell>
          <table:table-cell office:value-type="string" calcext:value-type="string">
            <text:p>MultipleScleros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8</text:p>
          </table:table-cell>
          <table:table-cell office:value-type="string" calcext:value-type="string">
            <text:p>MultipleSclerosis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XIII_MUSCULOSKELET</text:p>
          </table:table-cell>
          <table:table-cell table:style-name="ce10" office:value-type="string" calcext:value-type="string">
            <text:p>MusculoskeletalConnectiv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M13_SOFTTISSUEOTH</text:p>
          </table:table-cell>
          <table:table-cell table:style-name="ce10" office:value-type="string" calcext:value-type="string">
            <text:p>MusculoskeletalConnectiv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3</text:p>
          </table:table-cell>
          <table:table-cell table:style-name="ce10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3469</text:p>
          </table:table-cell>
          <table:table-cell table:style-name="ce10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I9_MI</text:p>
          </table:table-cell>
          <table:table-cell table:style-name="ce10" office:value-type="string" calcext:value-type="string">
            <text:p>MyocardialInfarct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I9_MI_STRICT</text:p>
          </table:table-cell>
          <table:table-cell table:style-name="ce10" office:value-type="string" calcext:value-type="string">
            <text:p>MyocardialInfarct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yocardial infarction, stri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4</text:p>
          </table:table-cell>
          <table:table-cell table:style-name="ce10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90</text:p>
          </table:table-cell>
          <table:table-cell table:style-name="ce10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bes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N83</text:p>
          </table:table-cell>
          <table:table-cell table:style-name="ce10" office:value-type="string" calcext:value-type="string">
            <text:p>Ov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253</text:p>
          </table:table-cell>
          <table:table-cell table:style-name="ce10" office:value-type="string" calcext:value-type="string">
            <text:p>Ov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Asthma-related 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J18</text:p>
          </table:table-cell>
          <table:table-cell table:style-name="Default" office:value-type="string" calcext:value-type="string">
            <text:p>Pneumon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b-8707</text:p>
          </table:table-cell>
          <table:table-cell table:style-name="Default" office:value-type="string" calcext:value-type="string">
            <text:p>Pneumon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PNEUMONIA</text:p>
          </table:table-cell>
          <table:table-cell table:style-name="Default" office:value-type="string" calcext:value-type="string">
            <text:p>Pneumon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6</text:p>
          </table:table-cell>
          <table:table-cell table:style-name="ce10" office:value-type="string" calcext:value-type="string">
            <text:p>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601</text:p>
          </table:table-cell>
          <table:table-cell table:style-name="ce10" office:value-type="string" calcext:value-type="string">
            <text:p>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3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AL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AL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85</text:p>
          </table:table-cell>
          <table:table-cell table:style-name="Default" office:value-type="string" calcext:value-type="string">
            <text:p>ALS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6</text:p>
          </table:table-cell>
          <table:table-cell table:style-name="Default" office:value-type="string" calcext:value-type="string">
            <text:p>AnorexiaNervos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Nervos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45</text:p>
          </table:table-cell>
          <table:table-cell table:style-name="Default" office:value-type="string" calcext:value-type="string">
            <text:p>AnorexiaNervos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KRA_PSY_ANYMENTAL</text:p>
          </table:table-cell>
          <table:table-cell table:style-name="ce10" office:value-type="string" calcext:value-type="string">
            <text:p>PsychiatricNeurological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Any mental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958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string" calcext:value-type="string">
            <text:p>Delivery methods: Spontaneous vert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VI_NERVOUS</text:p>
          </table:table-cell>
          <table:table-cell table:style-name="ce10" office:value-type="string" calcext:value-type="string">
            <text:p>PsychiatricNeurological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V_MENTAL_BEHAV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ental and behaviour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20544_15</text:p>
          </table:table-cell>
          <table:table-cell table:style-name="ce10" office:value-type="string" calcext:value-type="string">
            <text:p>Anxiet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ental health problems ever diagnosed by a professional: Anxiety, nerves or generalized anxiety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20544_6</text:p>
          </table:table-cell>
          <table:table-cell table:style-name="ce10" office:value-type="string" calcext:value-type="string">
            <text:p>Anxiet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ental health problems ever diagnosed by a professional: Panic attac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G6_NERPLEX</text:p>
          </table:table-cell>
          <table:table-cell table:style-name="ce10" office:value-type="string" calcext:value-type="string">
            <text:p>PsychiatricNeurological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Nerve, nerve root and plexus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9</text:p>
          </table:table-cell>
          <table:table-cell table:style-name="Default" office:value-type="string" calcext:value-type="string">
            <text:p>OCD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7</text:p>
          </table:table-cell>
          <table:table-cell table:style-name="Default" office:value-type="string" calcext:value-type="string">
            <text:p>Parkins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3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Rectum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Rectum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Rectum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COPD_EXCL</text:p>
          </table:table-cell>
          <table:table-cell table:style-name="ce10" office:value-type="string" calcext:value-type="string">
            <text:p>COPD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OPD differential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8</text:p>
          </table:table-cell>
          <table:table-cell table:style-name="Default" office:value-type="string" calcext:value-type="string">
            <text:p>Cough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858</text:p>
          </table:table-cell>
          <table:table-cell table:style-name="Default" office:value-type="string" calcext:value-type="string">
            <text:p>Cough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R06</text:p>
          </table:table-cell>
          <table:table-cell table:style-name="ce10" office:value-type="string" calcext:value-type="string">
            <text:p>Respirato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R06 Abnormalities of breath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X_RESPIRATORY</text:p>
          </table:table-cell>
          <table:table-cell table:style-name="ce10" office:value-type="string" calcext:value-type="string">
            <text:p>Respirato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amp;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PULMONARYDG</text:p>
          </table:table-cell>
          <table:table-cell table:style-name="ce10" office:value-type="string" calcext:value-type="string">
            <text:p>Respirato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ShoulderLesion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L72</text:p>
          </table:table-cell>
          <table:table-cell table:style-name="ce10" office:value-type="string" calcext:value-type="string">
            <text:p>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L72 Follicular cysts of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L98</text:p>
          </table:table-cell>
          <table:table-cell table:style-name="ce10" office:value-type="string" calcext:value-type="string">
            <text:p>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L98 Other disorders of skin and subcutaneous tissue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90</text:p>
          </table:table-cell>
          <table:table-cell table:style-name="ce10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XII_SKIN_SUBCUTAN</text:p>
          </table:table-cell>
          <table:table-cell table:style-name="ce10" office:value-type="string" calcext:value-type="string">
            <text:p>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G6_SLEEPAPNO</text:p>
          </table:table-cell>
          <table:table-cell table:style-name="Default" office:value-type="string" calcext:value-type="string">
            <text:p>Sleep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SLEEP</text:p>
          </table:table-cell>
          <table:table-cell table:style-name="Default" office:value-type="string" calcext:value-type="string">
            <text:p>Sleep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Sleep disorders (combin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20534</text:p>
          </table:table-cell>
          <table:table-cell table:style-name="ce10" office:value-type="string" calcext:value-type="string">
            <text:p>Sleep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20535</text:p>
          </table:table-cell>
          <table:table-cell table:style-name="ce10" office:value-type="string" calcext:value-type="string">
            <text:p>Sleep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M47</text:p>
          </table:table-cell>
          <table:table-cell table:style-name="Default" office:value-type="string" calcext:value-type="string">
            <text:p>Spondyl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M47 Spondyl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C_STROKE</text:p>
          </table:table-cell>
          <table:table-cell table:style-name="Default" office:value-type="string" calcext:value-type="string">
            <text:p>Strok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I9_STR</text:p>
          </table:table-cell>
          <table:table-cell table:style-name="Default" office:value-type="string" calcext:value-type="string">
            <text:p>Strok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Stroke, ex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I9_STR_SAH</text:p>
          </table:table-cell>
          <table:table-cell table:style-name="Default" office:value-type="string" calcext:value-type="string">
            <text:p>Strok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Stroke, in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b-8714</text:p>
          </table:table-cell>
          <table:table-cell table:style-name="Default" office:value-type="string" calcext:value-type="string">
            <text:p>Strok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Vascular/heart problems diagnosed by doctor: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I9_STR_EXH</text:p>
          </table:table-cell>
          <table:table-cell table:style-name="Default" office:value-type="string" calcext:value-type="string">
            <text:p>StrokeIschaemic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Ischaemic Stroke, excluding all haemorrha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M65</text:p>
          </table:table-cell>
          <table:table-cell table:style-name="Default" office:value-type="string" calcext:value-type="string">
            <text:p>SynoviumTend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M65 Synovitis and tenosynov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SynoviumTend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M13_SYNOTEND</text:p>
          </table:table-cell>
          <table:table-cell table:style-name="Default" office:value-type="string" calcext:value-type="string">
            <text:p>SynoviumTend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N35</text:p>
          </table:table-cell>
          <table:table-cell table:style-name="Default" office:value-type="string" calcext:value-type="string">
            <text:p>Urin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35 Urethral strict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b-9074</text:p>
          </table:table-cell>
          <table:table-cell table:style-name="Default" office:value-type="string" calcext:value-type="string">
            <text:p>Urin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35.9 Urethral strictur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N39</text:p>
          </table:table-cell>
          <table:table-cell table:style-name="Default" office:value-type="string" calcext:value-type="string">
            <text:p>Urin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b-8814</text:p>
          </table:table-cell>
          <table:table-cell table:style-name="Default" office:value-type="string" calcext:value-type="string">
            <text:p>Urin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b-9873</text:p>
          </table:table-cell>
          <table:table-cell table:style-name="Default" office:value-type="string" calcext:value-type="string">
            <text:p>Urin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39.3 Stress incontinence</text:p>
          </table:table-cell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10"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10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0" table:number-columns-repeated="4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0" table:number-columns-repeated="4"/>
          <table:table-cell table:number-columns-repeated="1019"/>
        </table:table-row>
        <table:table-row table:style-name="ro1" table:number-rows-repeated="11">
          <table:table-cell table:style-name="Default" table:number-columns-repeated="4"/>
          <table:table-cell table:number-columns-repeated="1019"/>
        </table:table-row>
        <table:table-row table:style-name="ro1" table:number-rows-repeated="11">
          <table:table-cell table:style-name="ce10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0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0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 table:number-rows-repeated="5">
          <table:table-cell table:style-name="ce10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19"/>
        </table:table-row>
        <table:table-row table:style-name="ro1" table:number-rows-repeated="7">
          <table:table-cell table:style-name="ce10" table:number-columns-repeated="4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 table:number-rows-repeated="473">
          <table:table-cell table:style-name="ce10" table:number-columns-repeated="4"/>
          <table:table-cell table:number-columns-repeated="1019"/>
        </table:table-row>
        <table:table-row table:style-name="ro1" table:number-rows-repeated="104760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o_downloadable" table:style-name="ta1">
        <table:table-column table:style-name="co9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manual_category</text:p>
          </table:table-cell>
          <table:table-cell table:style-name="ce9" office:value-type="string" calcext:value-type="string">
            <text:p>subcategory</text:p>
          </table:table-cell>
          <table:table-cell table:style-name="ce9" office:value-type="string" calcext:value-type="string">
            <text:p>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410</text:p>
          </table:table-cell>
          <table:table-cell table:style-name="ce10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G1:Sheet1.H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itor González</meta:initial-creator>
    <meta:creation-date>2022-07-04T18:57:37.002703664</meta:creation-date>
    <dc:date>2022-08-06T09:54:57.167309970</dc:date>
    <dc:creator>Aitor Gonzalez</dc:creator>
    <meta:editing-duration>PT13H45M45S</meta:editing-duration>
    <meta:editing-cycles>405</meta:editing-cycles>
    <meta:generator>LibreOffice/6.4.7.2$Linux_X86_64 LibreOffice_project/40$Build-2</meta:generator>
    <meta:document-statistic meta:table-count="2" meta:cell-count="1922" meta:object-count="0"/>
  </office:meta>
</office:document-meta>
</file>